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1.4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co_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1, C2, C3, C10, C24, C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rata/grm2195c1h103ja01d/cap-0-01-f-50v-5-c0g-np0-0805/dp/882007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yageo/cc0805jrnpo9bn220/cap-22pf-50v-5-c0g-np0-0805/dp/1362555</text:p>
          </table:table-cell>
        </table:table-row>
        <table:table-row table:style-name="ro1">
          <table:table-cell office:value-type="string" calcext:value-type="string">
            <text:p>C6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681j101ct/cap-680pf-100v-5-c0g-np0-0805/dp/1759286</text:p>
          </table:table-cell>
        </table:table-row>
        <table:table-row table:style-name="ro1">
          <table:table-cell office:value-type="string" calcext:value-type="string">
            <text:p>C7, C13, C14, 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102j101ct/cap-1000pf-100v-5-c0g-np0-0805/dp/1759288</text:p>
          </table:table-cell>
        </table:table-row>
        <table:table-row table:style-name="ro1">
          <table:table-cell office:value-type="string" calcext:value-type="string">
            <text:p>C8, C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102j101ct/cap-1000pf-100v-5-c0g-np0-0805/dp/1759288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a0805c471jct/cap-470pf-100v-5-c0g-np0-0805/dp/9406298</text:p>
          </table:table-cell>
        </table:table-row>
        <table:table-row table:style-name="ro1">
          <table:table-cell office:value-type="string" calcext:value-type="string">
            <text:p>C19, 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c2c0g2a152j060aa/cap-1500pf-100v-5-c0g-np0-0805/dp/221093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f2np02a222j085aa/cap-aec-q200-2200pf-100v-mlcc/dp/3651337</text:p>
          </table:table-cell>
        </table:table-row>
        <table:table-row table:style-name="ro1">
          <table:table-cell office:value-type="string" calcext:value-type="string">
            <text:p>C26, C27, C28, C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2012c0g2a153j085ac/cap-0-015-f-100v-5-c0g-np0-0805/dp/2906792</text:p>
          </table:table-cell>
        </table:table-row>
        <table:table-row table:style-name="ro1">
          <table:table-cell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270j500ct/cap-27pf-50v-5-c0g-np0-0805/dp/1759196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j2x7r2a153k125aa/cap-0-015-f-100v-10-x7r-0805/dp/2210963</text:p>
          </table:table-cell>
        </table:table-row>
        <table:table-row table:style-name="ro1">
          <table:table-cell office:value-type="string" calcext:value-type="string">
            <text:p>C36, 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j2c0g2a332j125aa/cap-3300pf-100v-5-c0g-np0-0805/dp/2210955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2012np02a472j125aa/cap-4700pf-100v-mlcc-0805/dp/3651052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3528-21_Kemet-B</text:p>
          </table:table-cell>
          <table:table-cell office:value-type="string" calcext:value-type="string">
            <text:p>https://uk.farnell.com/kemet/t591b107m004ate045/cap-100uf-4v-tant-polymer-case/dp/3521846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https://uk.farnell.com/tdk/mmz2012y102b/ferrite-bead-0-3ohm-500ma-0805/dp/166972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uk.farnell.com/pro-signal/abs-245-rc/speaker-0-5w-10khz-8-ohm/dp/278305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reciever:jack3.5mm switched</text:p>
          </table:table-cell>
          <table:table-cell office:value-type="string" calcext:value-type="string">
            <text:p>https://uk.farnell.com/cliff-electronic-components/fc68133/stereo-jack-3-5mm-5pos-pcb/dp/251819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 Display</text:p>
          </table:table-cell>
          <table:table-cell office:value-type="string" calcext:value-type="string">
            <text:p>reciever:SDD1306</text:p>
          </table:table-cell>
          <table:table-cell office:value-type="string" calcext:value-type="string">
            <text:p>https://www.amazon.co.uk/dp/B08ZKW6KM1?ref_=pe_27063361_487360311_302_E_DDE_dt_1&amp;th=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Connector_Coaxial:SMA_Samtec_SMA-J-P-X-ST-EM1_EdgeMount</text:p>
          </table:table-cell>
          <table:table-cell office:value-type="string" calcext:value-type="string">
            <text:p>https://uk.farnell.com/rf-solutions/con-sma-edge-s/sma-female-connector-pcb-edge/dp/3498459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www.amazon.co.uk/dp/B00OK6BFGS/ref=pe_27063361_485629781_TE_item</text:p>
          </table:table-cell>
        </table:table-row>
        <table:table-row table:style-name="ro1"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01/inductor-330nh-0603/dp/1711816</text:p>
          </table:table-cell>
        </table:table-row>
        <table:table-row table:style-name="ro1">
          <table:table-cell office:value-type="string" calcext:value-type="string">
            <text:p>L3, 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28/inductor-1000nh-0805/dp/1711847</text:p>
          </table:table-cell>
        </table:table-row>
        <table:table-row table:style-name="ro1">
          <table:table-cell office:value-type="string" calcext:value-type="string">
            <text:p>L5, L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20/inductor-220nh-0805/dp/1711838</text:p>
          </table:table-cell>
        </table:table-row>
        <table:table-row table:style-name="ro1">
          <table:table-cell office:value-type="string" calcext:value-type="string">
            <text:p>L6, 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30/inductor-2200nh-0805/dp/1711849</text:p>
          </table:table-cell>
        </table:table-row>
        <table:table-row table:style-name="ro1">
          <table:table-cell office:value-type="string" calcext:value-type="string">
            <text:p>L8, L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32/inductor-4700nh-0805/dp/171185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walsin/wf08p47r0ftl/res-47r-1-0-25w-0805-thick-film/dp/2670099</text:p>
          </table:table-cell>
        </table:table-row>
        <table:table-row table:style-name="ro1">
          <table:table-cell office:value-type="string" calcext:value-type="string">
            <text:p>R2,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vishay/crcw080510k0fkta/res-10k-1-0-125w-0805-thick-film/dp/1652909</text:p>
          </table:table-cell>
        </table:table-row>
        <table:table-row table:style-name="ro1">
          <table:table-cell office:value-type="string" calcext:value-type="string">
            <text:p>R3, R4, R5, R6, R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01w08051100r/res-100r-1-0-1w-0805-thick-film/dp/9332375</text:p>
          </table:table-cell>
        </table:table-row>
        <table:table-row table:style-name="ro1"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bourns/cr0805-fx-1003elf/res-100k-1-0-125w-0805-thick-film/dp/2333538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bourns/cr0805-fx-2200elf/res-220r-1-0-125w-0805-thick-film/dp/4153657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wr08x0000ftl/res-0r0-1-0-125w-0805-thick-film/dp/2747563?st=0805%200%20ohm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wr08x4700ftl/res-470r-1-0-125w-thick-film/dp/2447662</text:p>
          </table:table-cell>
        </table:table-row>
        <table:table-row table:style-name="ro1">
          <table:table-cell office:value-type="string" calcext:value-type="string">
            <text:p>R15, 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wr08x1001ftl/res-1k-1-0-125w-0805-thick-film/dp/2447587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https://uk.farnell.com/tt-electronics-bi-technologies/en11-hsm1af15/incremental-encoder/dp/1782717</text:p>
          </table:table-cell>
        </table:table-row>
        <table:table-row table:style-name="ro1">
          <table:table-cell office:value-type="string" calcext:value-type="string">
            <text:p>SW2, S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31-2LFS</text:p>
          </table:table-cell>
          <table:table-cell office:value-type="string" calcext:value-type="string">
            <text:p>https://uk.farnell.com/alps/skhhlma010/switch-tactile-pcb-r-a-0-98n/dp/1656426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https://uk.farnell.com/c-k-components/os102011ma1qn1/switch-spdt-0-1a-12v-pcb-r-a/dp/1201431</text:p>
          </table:table-cell>
        </table:table-row>
        <table:table-row table:style-name="ro1"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CBT3251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digikey.co.uk/en/products/detail/SN74CBT3251DR/296-49883-1-ND/9462753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227</text:p>
          </table:table-cell>
          <table:table-cell office:value-type="string" calcext:value-type="string">
            <text:p>Package_SO:MSOP-8-1EP_3x3mm_P0.65mm_EP1.68x1.88mm</text:p>
          </table:table-cell>
          <table:table-cell office:value-type="string" calcext:value-type="string">
            <text:p>https://uk.farnell.com/analog-devices/ltc6227ims8e-pbf/op-amp-420mhz-40-to-85deg-c-msop/dp/4021288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digikey.co.uk/en/products/detail/rochester-electronics-llc/FST3253MX/1261858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eciever:RPi_Pico_SMD_TH</text:p>
          </table:table-cell>
          <table:table-cell office:value-type="string" calcext:value-type="string">
            <text:p>https://thepihut.com/products/raspberry-pi-pico?variant=41925332533443&amp;currency=GBP&amp;utm_medium=product_sync&amp;utm_source=google&amp;utm_content=sag_organic&amp;utm_campaign=sag_organic&amp;gclid=CjwKCAjw8symBhAqEiwAaTA__PENUZNe6ji1IatOHPPOAjjE6Tn3ZKYJ-3nVf4ks1NORWqyGdBtbJxoCBDMQAvD_BwE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226xS8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uk.farnell.com/analog-devices/ltc6226hs8-pbf/op-amp-420mhz-40-to-125deg-c-nsoic/dp/4021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9T19:44:57.561467489</dc:date>
    <meta:editing-duration>PT5M53S</meta:editing-duration>
    <meta:editing-cycles>1</meta:editing-cycles>
    <meta:document-statistic meta:table-count="1" meta:cell-count="209" meta:object-count="0"/>
    <meta:generator>LibreOffice/7.3.7.2$Linux_X86_64 LibreOffice_project/30$Build-2</meta:generator>
  </office:meta>
</office:document-meta>
</file>